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use-window-font-color="true" loext:opacity="0%" style:font-name="JetBrains Mono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use-window-font-color="true" loext:opacity="0%" style:font-name="JetBrains Mono" fo:font-size="14pt" officeooo:rsid="000ac9b8" officeooo:paragraph-rsid="000fbf79" style:font-size-asian="14pt" style:font-size-complex="14pt"/>
    </style:style>
    <style:style style:name="P4" style:family="paragraph" style:parent-style-name="Standard" style:list-style-name="L1">
      <style:text-properties style:use-window-font-color="true" loext:opacity="0%" style:font-name="JetBrains Mono" fo:font-size="14pt" officeooo:rsid="000e9566" officeooo:paragraph-rsid="000fbf79" style:font-size-asian="14pt" style:font-size-complex="14pt"/>
    </style:style>
    <style:style style:name="P5" style:family="paragraph" style:parent-style-name="Standard" style:list-style-name="L1">
      <style:text-properties style:use-window-font-color="true" loext:opacity="0%" style:font-name="JetBrains Mono" fo:font-size="14pt" officeooo:paragraph-rsid="000fbf79" style:font-size-asian="14pt" style:font-size-complex="14pt"/>
    </style:style>
    <style:style style:name="P6" style:family="paragraph" style:parent-style-name="Standard" style:list-style-name="L1">
      <style:text-properties style:use-window-font-color="true" loext:opacity="0%" style:font-name="JetBrains Mono" fo:font-size="14pt" officeooo:rsid="000c7f98" officeooo:paragraph-rsid="000fbf79" style:font-size-asian="14pt" style:font-size-complex="14pt"/>
    </style:style>
    <style:style style:name="P7" style:family="paragraph" style:parent-style-name="Standard" style:list-style-name="L1">
      <style:text-properties style:use-window-font-color="true" loext:opacity="0%" style:font-name="JetBrains Mono" fo:font-size="14pt" officeooo:rsid="000d6395" officeooo:paragraph-rsid="000fbf79" style:font-size-asian="14pt" style:font-size-complex="14pt"/>
    </style:style>
    <style:style style:name="P8" style:family="paragraph" style:parent-style-name="Standard" style:list-style-name="L1">
      <style:text-properties style:use-window-font-color="true" loext:opacity="0%" style:font-name="JetBrains Mono" fo:font-size="14pt" officeooo:rsid="00115a36" officeooo:paragraph-rsid="00115a36" style:font-size-asian="14pt" style:font-size-complex="14pt"/>
    </style:style>
    <style:style style:name="P9" style:family="paragraph" style:parent-style-name="Standard" style:list-style-name="L1">
      <style:text-properties style:use-window-font-color="true" loext:opacity="0%" style:font-name="JetBrains Mono" fo:font-size="14pt" officeooo:rsid="00123d0e" style:font-size-asian="14pt" style:font-size-complex="14pt"/>
    </style:style>
    <style:style style:name="P10" style:family="paragraph" style:parent-style-name="Standard" style:list-style-name="L1">
      <style:text-properties officeooo:rsid="000ac9b8" officeooo:paragraph-rsid="000fbf79"/>
    </style:style>
    <style:style style:name="P11" style:family="paragraph" style:parent-style-name="Standard" style:list-style-name="L1">
      <style:text-properties officeooo:rsid="000e9566" officeooo:paragraph-rsid="000fbf79"/>
    </style:style>
    <style:style style:name="T1" style:family="text">
      <style:text-properties officeooo:rsid="000c7f98"/>
    </style:style>
    <style:style style:name="T2" style:family="text">
      <style:text-properties officeooo:rsid="000d6395"/>
    </style:style>
    <style:style style:name="T3" style:family="text">
      <style:text-properties officeooo:rsid="000e9566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officeooo:rsid="00115a36"/>
    </style:style>
    <style:style style:name="T6" style:family="text">
      <style:text-properties style:use-window-font-color="true" loext:opacity="0%" style:font-name="JetBrains Mono" fo:font-size="14pt" style:font-size-asian="14pt" style:font-size-complex="14pt"/>
    </style:style>
    <style:style style:name="T7" style:family="text">
      <style:text-properties style:use-window-font-color="true" loext:opacity="0%" style:font-name="JetBrains Mono" fo:font-size="14pt" officeooo:rsid="000c7f98" style:font-size-asian="14pt" style:font-size-complex="14pt"/>
    </style:style>
    <style:style style:name="T8" style:family="text">
      <style:text-properties officeooo:rsid="0017151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ководство по созданию Golang gRPC сервера в Docker контейнере</text:p>
      <text:list xml:id="list1151076729" text:style-name="L1">
        <text:list-item>
          <text:p text:style-name="P3">Установить Docker на компьютер</text:p>
          <text:list>
            <text:list-item>
              <text:p text:style-name="P10"><text:span text:style-name="T6">Для Windows: </text:span><text:a xlink:type="simple" xlink:href="https://docs.docker.com/desktop/setup/install/windows-install/" text:style-name="Internet_20_link" text:visited-style-name="Visited_20_Internet_20_Link">https://docs.docker.com/desktop/setup/install/windows-install/</text:a></text:p>
            </text:list-item>
            <text:list-item>
              <text:p text:style-name="P10"><text:span text:style-name="T6">Для </text:span><text:span text:style-name="T7">Ubuntu</text:span><text:span text:style-name="T6">: </text:span><text:a xlink:type="simple" xlink:href="https://docs.docker.com/engine/install/" text:style-name="Internet_20_link" text:visited-style-name="Visited_20_Internet_20_Link">https://docs.docker.com/engine/install/</text:a></text:p>
            </text:list-item>
          </text:list>
        </text:list-item>
        <text:list-item>
          <text:p text:style-name="P4">Установить Python 3.12 на компьютер</text:p>
          <text:list>
            <text:list-item>
              <text:p text:style-name="P11"><text:span text:style-name="T6">Для Windows: </text:span><text:a xlink:type="simple" xlink:href="https://www.python.org/ftp/python/3.12.8/python-3.12.8-amd64.exe" text:style-name="Internet_20_link" text:visited-style-name="Visited_20_Internet_20_Link">https://www.python.org/ftp/python/3.12.8/python-3.12.8-amd64.exe</text:a></text:p>
            </text:list-item>
            <text:list-item>
              <text:p text:style-name="P5"><text:span text:style-name="T3">Для Ubuntu: </text:span>sudo add-apt-repository ppa:deadsnakes/ppa -y &amp;&amp; sudo apt update &amp;&amp; sudo apt install python3.12 -y</text:p>
            </text:list-item>
          </text:list>
        </text:list-item>
        <text:list-item>
          <text:p text:style-name="P3">Создать на компьютере папку проекта <text:span text:style-name="T1">со следующими файлами:</text:span></text:p>
          <text:list>
            <text:list-item>
              <text:p text:style-name="P6">server.go</text:p>
            </text:list-item>
            <text:list-item>
              <text:p text:style-name="P6">service.proto</text:p>
            </text:list-item>
            <text:list-item>
              <text:p text:style-name="P6">Dockerfile</text:p>
            </text:list-item>
            <text:list-item>
              <text:p text:style-name="P7">main.py</text:p>
            </text:list-item>
          </text:list>
        </text:list-item>
        <text:list-item>
          <text:p text:style-name="P8">Создать виртуальное окружение Python <text:span text:style-name="T8">(все последующие команды выполнять в папке проекта)</text:span></text:p>
          <text:list>
            <text:list-item>
              <text:p text:style-name="P8">Для Windows: python -m venv .venv &amp;&amp; source ДОПИСАТЬ</text:p>
            </text:list-item>
            <text:list-item>
              <text:p text:style-name="P8">Для Ubuntu: python3.12 -m venv .venv &amp;&amp; source .venv/bin/activate</text:p>
            </text:list-item>
          </text:list>
        </text:list-item>
        <text:list-item>
          <text:p text:style-name="P2">Установить необходимые Python пакеты: pip install grpcio grpcio-tools</text:p>
        </text:list-item>
        <text:list-item>
          <text:p text:style-name="P9">Создать файлы-заглушки для Python клиента: <text:span text:style-name="T4">python -m grpc_tools.protoc -I. --python_out=. --grpc_python_out=. --pyi_out=. service.proto</text:span></text:p>
        </text:list-item>
        <text:list-item>
          <text:p text:style-name="P6">Поместить в файл server.go следующий текст:</text:p>
        </text:list-item>
        <text:list-item>
          <text:p text:style-name="P6">Поместить в файл service.proto следующий текст:</text:p>
        </text:list-item>
        <text:list-item>
          <text:p text:style-name="P6">Поместить в файл Dockerfile следующий текст:</text:p>
        </text:list-item>
        <text:list-item>
          <text:p text:style-name="P7">Поместить в файл main.py следующий текст:</text:p>
        </text:list-item>
        <text:list-item>
          <text:p text:style-name="P6"><text:span text:style-name="T5">В</text:span><text:span text:style-name="T2">ыполнить </text:span><text:span text:style-name="T5">команду </text:span><text:span text:style-name="T2">docker build -t grpc-demo . </text:span><text:span text:style-name="T5">&amp;&amp; </text:span><text:span text:style-name="T2">docker run -p 50051:50051 --name grpc-demo grpc-demo</text:span></text:p>
        </text:list-item>
        <text:list-item>
          <text:p text:style-name="P8">Выполнить команду python main.p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JetBrains Mono" fo:font-family="'JetBrains Mono'" fo:font-size="14pt" officeooo:rsid="00123d0e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09:39:18.825169184</meta:creation-date>
    <dc:date>2024-12-05T10:42:10.512765929</dc:date>
    <meta:editing-duration>PT19M25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74" meta:character-count="1302" meta:non-whitespace-character-count="1177"/>
  </office:meta>
</office:document-meta>
</file>